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cfd49" officeooo:paragraph-rsid="001cfd49" style:language-asian="ja" style:country-asian="JP"/>
    </style:style>
    <style:style style:name="P2" style:family="paragraph" style:parent-style-name="Standard">
      <style:text-properties fo:language="en" fo:country="GB" officeooo:rsid="00231588" officeooo:paragraph-rsid="00231588" style:language-asian="ja" style:country-asian="JP"/>
    </style:style>
    <style:style style:name="P3" style:family="paragraph" style:parent-style-name="Standard">
      <style:text-properties fo:language="en" fo:country="GB" officeooo:rsid="00262234" officeooo:paragraph-rsid="00262234" style:language-asian="ja" style:country-asian="JP"/>
    </style:style>
    <style:style style:name="P4" style:family="paragraph" style:parent-style-name="Standard">
      <style:text-properties fo:language="en" fo:country="GB" officeooo:rsid="0026c8f1" officeooo:paragraph-rsid="0026c8f1" style:language-asian="ja" style:country-asian="JP"/>
    </style:style>
    <style:style style:name="T1" style:family="text">
      <style:text-properties officeooo:rsid="00233b2c"/>
    </style:style>
    <style:style style:name="T2" style:family="text">
      <style:text-properties officeooo:rsid="0024b7d9"/>
    </style:style>
    <style:style style:name="T3" style:family="text">
      <style:text-properties officeooo:rsid="0026c8f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ct Description:</text:p>
      <text:p text:style-name="P2">In the recent years, X-ray sources have been studied for their light curve. Eventually it has been found that there are variations of these light curves. When looking at the Fourier transform of these curves at different energy levels, time lags can be found. For years scientists have tried to explain these time lags and their complex behaviour.</text:p>
      <text:p text:style-name="P2"/>
      <text:p text:style-name="P2">The current model for this has been made by Phil Uttley and combines <text:span text:style-name="T1">the idea that the photons coming from the disk can also go into the corona of the X-ray source. </text:span><text:span text:style-name="T2">These photons can be up scattered in the corona, cooling it. At the same time the accretion actually heats it back up. This creates a circular feedback loop. Uttley’s model also tries to implement the dependency of the geometry of the corona on the up scattering of the photons from the accretion disk.</text:span></text:p>
      <text:p text:style-name="P2"/>
      <text:p text:style-name="P3">The goal of this Master Project is to take this model from Uttley and to rewrite it from python to C/C++. This way it can be used in X-<text:span text:style-name="T3">S</text:span>pec as a standardized model. <text:span text:style-name="T3">While converting the model updates to the model may be done to improve runtime and things might be added for mode completeness. If the conversion is successful it can be used in combination with NASA’s X-Spec to try and fit real world data from the NICER probe.</text:span></text:p>
      <text:p text:style-name="P3"/>
      <text:p text:style-name="P4">Planning:</text:p>
      <text:p text:style-name="P4">2021:</text:p>
      <text:p text:style-name="P4"><text:tab/>June – July:<text:tab/><text:tab/><text:tab/>Background Reading &amp; Software Setup</text:p>
      <text:p text:style-name="P4"><text:tab/>September – October:<text:tab/><text:tab/>Learn the use of X-Spec, X-Spec models, the python model</text:p>
      <text:p text:style-name="P4"><text:tab/>November – Mid April 2022:<text:tab/>Convert python model to C/C++ (X-Spec model)</text:p>
      <text:p text:style-name="P4"><text:tab/><text:tab/><text:tab/><text:tab/><text:tab/><text:tab/>&amp; Apply Updates</text:p>
      <text:p text:style-name="P4">2022:</text:p>
      <text:p text:style-name="P4"><text:tab/>Mid April – May:<text:tab/><text:tab/>Fit to NICER Black Hole X-ray Binaries</text:p>
      <text:p text:style-name="P4"><text:tab/>June:<text:tab/><text:tab/><text:tab/><text:tab/>Thesis Write-up</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6-25T15:12:30.592000000</meta:creation-date>
    <dc:date>2021-06-29T16:48:27.578000000</dc:date>
    <meta:editing-duration>PT2H42M14S</meta:editing-duration>
    <meta:editing-cycles>5</meta:editing-cycles>
    <meta:generator>LibreOffice/7.1.4.2$Windows_X86_64 LibreOffice_project/a529a4fab45b75fefc5b6226684193eb000654f6</meta:generator>
    <meta:document-statistic meta:table-count="0" meta:image-count="0" meta:object-count="0" meta:page-count="1" meta:paragraph-count="13" meta:word-count="274" meta:character-count="1584" meta:non-whitespace-character-count="1301"/>
  </office:meta>
</office:document-meta>
</file>